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List_20_Heading">
      <style:paragraph-properties fo:margin-left="1cm" fo:margin-right="0cm" fo:text-indent="0cm" style:auto-text-indent="false"/>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atural language processing has its roots in the 1950s. Already in 1950, <text:a xlink:type="simple" xlink:href="https://en.wikipedia.org/wiki/Alan_Turing" text:style-name="Internet_20_link" text:visited-style-name="Visited_20_Internet_20_Link">Alan Turing</text:a> published an article titled "<text:a xlink:type="simple" xlink:href="https://en.wikipedia.org/wiki/Computing_Machinery_and_Intelligence" text:style-name="Internet_20_link" text:visited-style-name="Visited_20_Internet_20_Link">Computing Machinery and Intelligence</text:a>" which proposed what is now called the <text:a xlink:type="simple" xlink:href="https://en.wikipedia.org/wiki/Turing_test" text:style-name="Internet_20_link" text:visited-style-name="Visited_20_Internet_20_Link">Turing test</text:a> as a criterion of intelligence, a task that involves the automated interpretation and generation of natural language, but at the time not articulated as a problem separate from artificial intelligence. </text:p>
      <text:h text:style-name="Heading_20_3" text:outline-level="3"><text:bookmark text:name="Symbolic_NLP_.281950s_-_early_1990s.29"/><text:bookmark text:name="Symbolic_NLP_(1950s_-_early_1990s)"/>Symbolic NLP (1950s - early 1990s)</text:h>
      <text:p text:style-name="Text_20_body">The premise of symbolic NLP is well-summarized by <text:a xlink:type="simple" xlink:href="https://en.wikipedia.org/wiki/John_Searle" text:style-name="Internet_20_link" text:visited-style-name="Visited_20_Internet_20_Link">John Searle</text:a>'s <text:a xlink:type="simple" xlink:href="https://en.wikipedia.org/wiki/Chinese_room" text:style-name="Internet_20_link" text:visited-style-name="Visited_20_Internet_20_Link">Chinese room</text:a> experiment: Given a collection of rules (e.g., a Chinese phrasebook, with questions and matching answers), the computer emulates natural language understanding (or other NLP tasks) by applying those rules to the data it is confronted with. </text:p>
      <text:list xml:id="list3188812155" text:style-name="L1">
        <text:list-item>
          <text:p text:style-name="P6"><text:span text:style-name="T1">1950s</text:span>: The <text:a xlink:type="simple" xlink:href="https://en.wikipedia.org/wiki/Georgetown-IBM_experiment" text:style-name="Internet_20_link" text:visited-style-name="Visited_20_Internet_20_Link">Georgetown experiment</text:a> in 1954 involved fully <text:a xlink:type="simple" xlink:href="https://en.wikipedia.org/wiki/Automatic_translation" text:style-name="Internet_20_link" text:visited-style-name="Visited_20_Internet_20_Link">automatic translation</text:a> of more than sixty Russian sentences into English. The authors claimed that within three or five years, machine translation would be a solved problem.<text:bookmark text:name="cite_ref-2"/><text:a xlink:type="simple" xlink:href="https://en.wikipedia.org/wiki/Natural_language_processing#cite_note-2" text:style-name="Internet_20_link" text:visited-style-name="Visited_20_Internet_20_Link">[2]</text:a> However, real progress was much slower, and after the <text:a xlink:type="simple" xlink:href="https://en.wikipedia.org/wiki/ALPAC" text:style-name="Internet_20_link" text:visited-style-name="Visited_20_Internet_20_Link">ALPAC report</text:a> in 1966, which found that ten-year-long research had failed to fulfill the expectations, funding for machine translation was dramatically reduced. Little further research in machine translation was conducted until the late 1980s when the first <text:a xlink:type="simple" xlink:href="https://en.wikipedia.org/wiki/Statistical_machine_translation" text:style-name="Internet_20_link" text:visited-style-name="Visited_20_Internet_20_Link">statistical machine translation</text:a> systems were developed. </text:p>
        </text:list-item>
        <text:list-item>
          <text:p text:style-name="P6"><text:span text:style-name="T1">1960s</text:span>: Some notably successful natural language processing systems developed in the 1960s were <text:a xlink:type="simple" xlink:href="https://en.wikipedia.org/wiki/SHRDLU" text:style-name="Internet_20_link" text:visited-style-name="Visited_20_Internet_20_Link">SHRDLU</text:a>, a natural language system working in restricted "<text:a xlink:type="simple" xlink:href="https://en.wikipedia.org/wiki/Blocks_world" text:style-name="Internet_20_link" text:visited-style-name="Visited_20_Internet_20_Link">blocks worlds</text:a>" with restricted vocabularies, and <text:a xlink:type="simple" xlink:href="https://en.wikipedia.org/wiki/ELIZA" text:style-name="Internet_20_link" text:visited-style-name="Visited_20_Internet_20_Link">ELIZA</text:a>, a simulation of a <text:a xlink:type="simple" xlink:href="https://en.wikipedia.org/wiki/Rogerian_psychotherapy" text:style-name="Internet_20_link" text:visited-style-name="Visited_20_Internet_20_Link">Rogerian psychotherapist</text:a>, written by <text:a xlink:type="simple" xlink:href="https://en.wikipedia.org/wiki/Joseph_Weizenbaum" text:style-name="Internet_20_link" text:visited-style-name="Visited_20_Internet_20_Link">Joseph Weizenbaum</text:a> between 1964 and 1966. Using almost no information about human thought or emotion, ELIZA sometimes provided a startlingly human-like interaction. When the "patient" exceeded the very small knowledge base, ELIZA might provide a generic response, for example, responding to "My head hurts" with "Why do you say your head hurts?". </text:p>
        </text:list-item>
        <text:list-item>
          <text:p text:style-name="P6"><text:span text:style-name="T1">1970s</text:span>: During the 1970s, many programmers began to write "conceptual <text:a xlink:type="simple" xlink:href="https://en.wikipedia.org/wiki/Ontology_(information_science)" text:style-name="Internet_20_link" text:visited-style-name="Visited_20_Internet_20_Link">ontologies</text:a>", which structured real-world information into computer-understandable data. Examples are MARGIE (Schank, 1975), SAM (Cullingford, 1978), PAM (Wilensky, 1978), TaleSpin (Meehan, 1976), QUALM (Lehnert, 1977), Politics (Carbonell, 1979), and Plot Units (Lehnert 1981). During this time, the first many <text:a xlink:type="simple" xlink:href="https://en.wikipedia.org/wiki/Chatterbots" text:style-name="Internet_20_link" text:visited-style-name="Visited_20_Internet_20_Link">chatterbots</text:a> were written (e.g., <text:a xlink:type="simple" xlink:href="https://en.wikipedia.org/wiki/PARRY" text:style-name="Internet_20_link" text:visited-style-name="Visited_20_Internet_20_Link">PARRY</text:a>). </text:p>
        </text:list-item>
        <text:list-item>
          <text:p text:style-name="P2"><text:span text:style-name="T1">1980s</text:span>: The 1980s and early 1990s mark the hey-day of symbolic methods in NLP. Focus areas of the time included research on rule-based parsing (e.g., the development of <text:a xlink:type="simple" xlink:href="https://en.wikipedia.org/wiki/Head-driven_phrase_structure_grammar" text:style-name="Internet_20_link" text:visited-style-name="Visited_20_Internet_20_Link">HPSG</text:a> as a computational operationalization of <text:a xlink:type="simple" xlink:href="https://en.wikipedia.org/wiki/Generative_grammar" text:style-name="Internet_20_link" text:visited-style-name="Visited_20_Internet_20_Link">generative grammar</text:a>), morphology (e.g., two-level morphology<text:bookmark text:name="cite_ref-3"/><text:a xlink:type="simple" xlink:href="https://en.wikipedia.org/wiki/Natural_language_processing#cite_note-3" text:style-name="Internet_20_link" text:visited-style-name="Visited_20_Internet_20_Link">[3]</text:a>), semantics (e.g., <text:a xlink:type="simple" xlink:href="https://en.wikipedia.org/wiki/Lesk_algorithm" text:style-name="Internet_20_link" text:visited-style-name="Visited_20_Internet_20_Link">Lesk algorithm</text:a>), reference (e.g., within Centering Theory<text:bookmark text:name="cite_ref-4"/><text:a xlink:type="simple" xlink:href="https://en.wikipedia.org/wiki/Natural_language_processing#cite_note-4" text:style-name="Internet_20_link" text:visited-style-name="Visited_20_Internet_20_Link">[4]</text:a>) and other areas of natural language understanding (e.g., in the <text:a xlink:type="simple" xlink:href="https://en.wikipedia.org/wiki/Rhetorical_structure_theory" text:style-name="Internet_20_link" text:visited-style-name="Visited_20_Internet_20_Link">Rhetorical Structure Theory</text:a>). Other lines of research were continued, e.g., the development of chatterbots with <text:a xlink:type="simple" xlink:href="https://en.wikipedia.org/wiki/Racter" text:style-name="Internet_20_link" text:visited-style-name="Visited_20_Internet_20_Link">Racter</text:a> and <text:a xlink:type="simple" xlink:href="https://en.wikipedia.org/wiki/Jabberwacky" text:style-name="Internet_20_link" text:visited-style-name="Visited_20_Internet_20_Link">Jabberwacky</text:a>. An important development (that eventually led to the statistical turn in the 1990s) was the rising importance of quantitative evaluation in this period.<text:bookmark text:name="cite_ref-5"/><text:a xlink:type="simple" xlink:href="https://en.wikipedia.org/wiki/Natural_language_processing#cite_note-5" text:style-name="Internet_20_link" text:visited-style-name="Visited_20_Internet_20_Link">[5]</text:a></text:p>
        </text:list-item>
      </text:list>
      <text:h text:style-name="Heading_20_3" text:outline-level="3"><text:bookmark text:name="Statistical_NLP_.281990s_-_2010s.29"/><text:bookmark text:name="Statistical_NLP_(1990s_-_2010s)"/>Statistical NLP (1990s - 2010s)</text:h>
      <text:p text:style-name="Text_20_body">Up to the 1980s, most natural language processing systems were based on complex sets of hand-written rules. Starting in the late 1980s, however, there was a revolution in natural language processing with the introduction of <text:a xlink:type="simple" xlink:href="https://en.wikipedia.org/wiki/Machine_learning" text:style-name="Internet_20_link" text:visited-style-name="Visited_20_Internet_20_Link">machine learning</text:a> algorithms for language processing. This was <text:soft-page-break/>due to both the steady increase in computational power (see <text:a xlink:type="simple" xlink:href="https://en.wikipedia.org/wiki/Moore%27s_law" text:style-name="Internet_20_link" text:visited-style-name="Visited_20_Internet_20_Link">Moore's law</text:a>) and the gradual lessening of the dominance of <text:a xlink:type="simple" xlink:href="https://en.wikipedia.org/wiki/Noam_Chomsky" text:style-name="Internet_20_link" text:visited-style-name="Visited_20_Internet_20_Link">Chomskyan</text:a> theories of linguistics (e.g. <text:a xlink:type="simple" xlink:href="https://en.wikipedia.org/wiki/Transformational_grammar" text:style-name="Internet_20_link" text:visited-style-name="Visited_20_Internet_20_Link">transformational grammar</text:a>), whose theoretical underpinnings discouraged the sort of <text:a xlink:type="simple" xlink:href="https://en.wikipedia.org/wiki/Corpus_linguistics" text:style-name="Internet_20_link" text:visited-style-name="Visited_20_Internet_20_Link">corpus linguistics</text:a> that underlies the machine-learning approach to language processing.<text:bookmark text:name="cite_ref-6"/><text:a xlink:type="simple" xlink:href="https://en.wikipedia.org/wiki/Natural_language_processing#cite_note-6" text:style-name="Internet_20_link" text:visited-style-name="Visited_20_Internet_20_Link">[6]</text:a> </text:p>
      <text:list xml:id="list3622337689" text:style-name="L2">
        <text:list-item>
          <text:p text:style-name="P7"><text:span text:style-name="T1">1990s</text:span>: Many of the notable early successes on statistical methods in NLP occurred in the field of <text:a xlink:type="simple" xlink:href="https://en.wikipedia.org/wiki/Machine_translation" text:style-name="Internet_20_link" text:visited-style-name="Visited_20_Internet_20_Link">machine translation</text:a>, due especially to work at IBM Research. These systems were able to take advantage of existing multilingual <text:a xlink:type="simple" xlink:href="https://en.wikipedia.org/wiki/Text_corpus" text:style-name="Internet_20_link" text:visited-style-name="Visited_20_Internet_20_Link">textual corpora</text:a> that had been produced by the <text:a xlink:type="simple" xlink:href="https://en.wikipedia.org/wiki/Parliament_of_Canada" text:style-name="Internet_20_link" text:visited-style-name="Visited_20_Internet_20_Link">Parliament of Canada</text:a> and the <text:a xlink:type="simple" xlink:href="https://en.wikipedia.org/wiki/European_Union" text:style-name="Internet_20_link" text:visited-style-name="Visited_20_Internet_20_Link">European Union</text:a> as a result of laws calling for the translation of all governmental proceedings into all official languages of the corresponding systems of government. However, most other systems depended on corpora specifically developed for the tasks implemented by these systems, which was (and often continues to be) a major limitation in the success of these systems. As a result, a great deal of research has gone into methods of more effectively learning from limited amounts of data. </text:p>
        </text:list-item>
        <text:list-item>
          <text:p text:style-name="P3"><text:span text:style-name="T1">2000s</text:span>: With the growth of the web, increasing amounts of raw (unannotated) language data has become available since the mid-1990s. Research has thus increasingly focused on <text:a xlink:type="simple" xlink:href="https://en.wikipedia.org/wiki/Unsupervised_learning" text:style-name="Internet_20_link" text:visited-style-name="Visited_20_Internet_20_Link">unsupervised</text:a> and <text:a xlink:type="simple" xlink:href="https://en.wikipedia.org/wiki/Semi-supervised_learning" text:style-name="Internet_20_link" text:visited-style-name="Visited_20_Internet_20_Link">semi-supervised learning</text:a> algorithms. Such algorithms can learn from data that has not been hand-annotated with the desired answers or using a combination of annotated and non-annotated data. Generally, this task is much more difficult than <text:a xlink:type="simple" xlink:href="https://en.wikipedia.org/wiki/Supervised_learning" text:style-name="Internet_20_link" text:visited-style-name="Visited_20_Internet_20_Link">supervised learning</text:a>, and typically produces less accurate results for a given amount of input data. However, there is an enormous amount of non-annotated data available (including, among other things, the entire content of the <text:a xlink:type="simple" xlink:href="https://en.wikipedia.org/wiki/World_Wide_Web" text:style-name="Internet_20_link" text:visited-style-name="Visited_20_Internet_20_Link">World Wide Web</text:a>), which can often make up for the inferior results if the algorithm used has a low enough <text:a xlink:type="simple" xlink:href="https://en.wikipedia.org/wiki/Time_complexity" text:style-name="Internet_20_link" text:visited-style-name="Visited_20_Internet_20_Link">time complexity</text:a> to be practical.</text:p>
        </text:list-item>
      </text:list>
      <text:h text:style-name="Heading_20_3" text:outline-level="3"><text:bookmark text:name="Neural_NLP_.28present.29"/><text:bookmark text:name="Neural_NLP_(present)"/>Neural NLP (present)</text:h>
      <text:p text:style-name="Text_20_body">In the 2010s, <text:a xlink:type="simple" xlink:href="https://en.wikipedia.org/wiki/Representation_learning" text:style-name="Internet_20_link" text:visited-style-name="Visited_20_Internet_20_Link">representation learning</text:a> and <text:a xlink:type="simple" xlink:href="https://en.wikipedia.org/wiki/Deep_learning" text:style-name="Internet_20_link" text:visited-style-name="Visited_20_Internet_20_Link">deep neural network</text:a>-style machine learning methods became widespread in natural language processing, due in part to a flurry of results showing that such techniques<text:bookmark text:name="cite_ref-goldberg:nnlp17_7-0"/><text:a xlink:type="simple" xlink:href="https://en.wikipedia.org/wiki/Natural_language_processing#cite_note-goldberg:nnlp17-7" text:style-name="Internet_20_link" text:visited-style-name="Visited_20_Internet_20_Link">[7]</text:a><text:bookmark text:name="cite_ref-goodfellow:book16_8-0"/><text:a xlink:type="simple" xlink:href="https://en.wikipedia.org/wiki/Natural_language_processing#cite_note-goodfellow:book16-8" text:style-name="Internet_20_link" text:visited-style-name="Visited_20_Internet_20_Link">[8]</text:a> can achieve state-of-the-art results in many natural language tasks, for example in language modeling,<text:bookmark text:name="cite_ref-jozefowicz:lm16_9-0"/><text:a xlink:type="simple" xlink:href="https://en.wikipedia.org/wiki/Natural_language_processing#cite_note-jozefowicz:lm16-9" text:style-name="Internet_20_link" text:visited-style-name="Visited_20_Internet_20_Link">[9]</text:a> parsing,<text:bookmark text:name="cite_ref-choe:emnlp16_10-0"/><text:a xlink:type="simple" xlink:href="https://en.wikipedia.org/wiki/Natural_language_processing#cite_note-choe:emnlp16-10" text:style-name="Internet_20_link" text:visited-style-name="Visited_20_Internet_20_Link">[10]</text:a><text:bookmark text:name="cite_ref-vinyals:nips15_11-0"/><text:a xlink:type="simple" xlink:href="https://en.wikipedia.org/wiki/Natural_language_processing#cite_note-vinyals:nips15-11" text:style-name="Internet_20_link" text:visited-style-name="Visited_20_Internet_20_Link">[11]</text:a> and many others. </text:p>
      <text:h text:style-name="Heading_20_2" text:outline-level="2"><text:bookmark text:name="Methods:_Rules.2C_statistics.2C_neural_networks"/><text:bookmark text:name="Methods:_Rules,_statistics,_neural_networks"/>Methods: Rules, statistics, neural networks<text:bookmark text:name="Statistical_natural_language_processing_(SNLP)"/></text:h>
      <text:p text:style-name="Text_20_body">In the early days, many language-processing systems were designed by symbolic methods, i.e., the hand-coding of a set of rules, coupled with a dictionary lookup:<text:bookmark text:name="cite_ref-winograd:shrdlu71_12-0"/><text:a xlink:type="simple" xlink:href="https://en.wikipedia.org/wiki/Natural_language_processing#cite_note-winograd:shrdlu71-12" text:style-name="Internet_20_link" text:visited-style-name="Visited_20_Internet_20_Link">[12]</text:a><text:bookmark text:name="cite_ref-schank77_13-0"/><text:a xlink:type="simple" xlink:href="https://en.wikipedia.org/wiki/Natural_language_processing#cite_note-schank77-13" text:style-name="Internet_20_link" text:visited-style-name="Visited_20_Internet_20_Link">[13]</text:a> such as by writing grammars or devising heuristic rules for <text:a xlink:type="simple" xlink:href="https://en.wikipedia.org/wiki/Stemming" text:style-name="Internet_20_link" text:visited-style-name="Visited_20_Internet_20_Link">stemming</text:a>. </text:p>
      <text:p text:style-name="Text_20_body">More recent systems based on <text:a xlink:type="simple" xlink:href="https://en.wikipedia.org/wiki/Machine_learning" text:style-name="Internet_20_link" text:visited-style-name="Visited_20_Internet_20_Link">machine-learning</text:a> algorithms have many advantages over hand-produced rules: </text:p>
      <text:list xml:id="list1635405348" text:style-name="L3">
        <text:list-item>
          <text:p text:style-name="P8">The learning procedures used during machine learning automatically focus on the most common cases, whereas when writing rules by hand it is often not at all obvious where the effort should be directed. </text:p>
        </text:list-item>
        <text:list-item>
          <text:p text:style-name="P8">Automatic learning procedures can make use of statistical inference algorithms to produce models that are robust to unfamiliar input (e.g. containing words or structures that have not been seen before) and to erroneous input (e.g. with misspelled words or words accidentally omitted). Generally, handling such input gracefully with handwritten rules, or, more <text:soft-page-break/>generally, creating systems of handwritten rules that make soft decisions, is extremely difficult, error-prone and time-consuming. </text:p>
        </text:list-item>
        <text:list-item>
          <text:p text:style-name="P4">Systems based on automatically learning the rules can be made more accurate simply by supplying more input data. However, systems based on handwritten rules can only be made more accurate by increasing the complexity of the rules, which is a much more difficult task. In particular, there is a limit to the complexity of systems based on handwritten rules, beyond which the systems become more and more unmanageable. However, creating more data to input to machine-learning systems simply requires a corresponding increase in the number of man-hours worked, generally without significant increases in the complexity of the annotation process.</text:p>
        </text:list-item>
      </text:list>
      <text:p text:style-name="Text_20_body">Despite the popularity of machine learning in NLP research, symbolic methods are still (2020) commonly used </text:p>
      <text:list xml:id="list1681335661" text:style-name="L4">
        <text:list-item>
          <text:p text:style-name="P9">when the amount of training data is insufficient to successfully apply machine learning methods, e.g., for the machine translation of low-resource languages such as provided by the <text:a xlink:type="simple" xlink:href="https://en.wikipedia.org/wiki/Apertium" text:style-name="Internet_20_link" text:visited-style-name="Visited_20_Internet_20_Link">Apertium</text:a> system, </text:p>
        </text:list-item>
        <text:list-item>
          <text:p text:style-name="P9">for preprocessing in NLP pipelines, e.g., <text:a xlink:type="simple" xlink:href="https://en.wikipedia.org/wiki/Tokenization_(lexical_analysis)" text:style-name="Internet_20_link" text:visited-style-name="Visited_20_Internet_20_Link">tokenization</text:a>, or </text:p>
        </text:list-item>
        <text:list-item>
          <text:p text:style-name="P5">for postprocessing and transforming the output of NLP pipelines, e.g., for <text:a xlink:type="simple" xlink:href="https://en.wikipedia.org/wiki/Knowledge_extraction" text:style-name="Internet_20_link" text:visited-style-name="Visited_20_Internet_20_Link">knowledge extraction</text:a> from syntactic parses.</text:p>
        </text:list-item>
      </text:list>
      <text:h text:style-name="Heading_20_3" text:outline-level="3"><text:bookmark text:name="Statistical_methods"/>Statistical methods</text:h>
      <text:p text:style-name="Text_20_body">Since the so-called "statistical revolution"<text:bookmark text:name="cite_ref-johnson:eacl:ilcl09_14-0"/><text:a xlink:type="simple" xlink:href="https://en.wikipedia.org/wiki/Natural_language_processing#cite_note-johnson:eacl:ilcl09-14" text:style-name="Internet_20_link" text:visited-style-name="Visited_20_Internet_20_Link">[14]</text:a><text:bookmark text:name="cite_ref-resnik:langlog11_15-0"/><text:a xlink:type="simple" xlink:href="https://en.wikipedia.org/wiki/Natural_language_processing#cite_note-resnik:langlog11-15" text:style-name="Internet_20_link" text:visited-style-name="Visited_20_Internet_20_Link">[15]</text:a> in the late 1980s and mid-1990s, much natural language processing research has relied heavily on machine learning. The machine-learning paradigm calls instead for using <text:a xlink:type="simple" xlink:href="https://en.wikipedia.org/wiki/Statistical_inference" text:style-name="Internet_20_link" text:visited-style-name="Visited_20_Internet_20_Link">statistical inference</text:a> to automatically learn such rules through the analysis of large <text:a xlink:type="simple" xlink:href="https://en.wikipedia.org/wiki/Text_corpus" text:style-name="Internet_20_link" text:visited-style-name="Visited_20_Internet_20_Link"><text:span text:style-name="T2">corpora</text:span></text:a> (the plural form of <text:span text:style-name="T2">corpus</text:span>, is a set of documents, possibly with human or computer annotations) of typical real-world examples. </text:p>
      <text:p text:style-name="Text_20_body">Many different classes of machine-learning algorithms have been applied to natural-language-processing tasks. These algorithms take as input a large set of "features" that are generated from the input data. Increasingly, however, research has focused on <text:a xlink:type="simple" xlink:href="https://en.wikipedia.org/wiki/Statistical_models" text:style-name="Internet_20_link" text:visited-style-name="Visited_20_Internet_20_Link">statistical models</text:a>, which make soft, <text:a xlink:type="simple" xlink:href="https://en.wikipedia.org/wiki/Probabilistic" text:style-name="Internet_20_link" text:visited-style-name="Visited_20_Internet_20_Link">probabilistic</text:a> decisions based on attaching <text:a xlink:type="simple" xlink:href="https://en.wikipedia.org/wiki/Real-valued" text:style-name="Internet_20_link" text:visited-style-name="Visited_20_Internet_20_Link">real-valued</text:a> weights to each input feature. Such models have the advantage that they can express the relative certainty of many different possible answers rather than only one, producing more reliable results when such a model is included as a component of a larger system. </text:p>
      <text:p text:style-name="Text_20_body">Some of the earliest-used machine learning algorithms, such as <text:a xlink:type="simple" xlink:href="https://en.wikipedia.org/wiki/Decision_tree" text:style-name="Internet_20_link" text:visited-style-name="Visited_20_Internet_20_Link">decision trees</text:a>, produced systems of hard if-then rules similar to existing hand-written rules. However, <text:a xlink:type="simple" xlink:href="https://en.wikipedia.org/wiki/Part_of_speech_tagging" text:style-name="Internet_20_link" text:visited-style-name="Visited_20_Internet_20_Link">part-of-speech tagging</text:a> introduced the use of <text:a xlink:type="simple" xlink:href="https://en.wikipedia.org/wiki/Hidden_Markov_models" text:style-name="Internet_20_link" text:visited-style-name="Visited_20_Internet_20_Link">hidden Markov models</text:a> to natural language processing, and increasingly, research has focused on <text:a xlink:type="simple" xlink:href="https://en.wikipedia.org/wiki/Statistical_models" text:style-name="Internet_20_link" text:visited-style-name="Visited_20_Internet_20_Link">statistical models</text:a>, which make soft, <text:a xlink:type="simple" xlink:href="https://en.wikipedia.org/wiki/Probabilistic" text:style-name="Internet_20_link" text:visited-style-name="Visited_20_Internet_20_Link">probabilistic</text:a> decisions based on attaching <text:a xlink:type="simple" xlink:href="https://en.wikipedia.org/wiki/Real-valued" text:style-name="Internet_20_link" text:visited-style-name="Visited_20_Internet_20_Link">real-valued</text:a> weights to the features making up the input data. The <text:a xlink:type="simple" xlink:href="https://en.wikipedia.org/wiki/Cache_language_model" text:style-name="Internet_20_link" text:visited-style-name="Visited_20_Internet_20_Link">cache language models</text:a> upon which many <text:a xlink:type="simple" xlink:href="https://en.wikipedia.org/wiki/Speech_recognition" text:style-name="Internet_20_link" text:visited-style-name="Visited_20_Internet_20_Link">speech recognition</text:a> systems now rely are examples of such statistical models. Such models are generally more robust when given unfamiliar input, especially input that contains errors (as is very common for real-world data), and produce more reliable results when integrated into a larger system comprising multiple subtasks. </text:p>
      <text:p text:style-name="Text_20_body"><text:soft-page-break/>Since the neural turn, statistical methods in NLP research have been largely replaced by neural networks. However, they continue to be relevant for contexts in which statistical interpretability and transparency is required. </text:p>
      <text:h text:style-name="Heading_20_3" text:outline-level="3"><text:bookmark text:name="Neural_networks"/>Neural networks</text:h>
      <text:p text:style-name="Text_20_body">Further information: <text:a xlink:type="simple" xlink:href="https://en.wikipedia.org/wiki/Artificial_neural_network" text:style-name="Internet_20_link" text:visited-style-name="Visited_20_Internet_20_Link">Artificial neural network</text:a></text:p>
      <text:p text:style-name="Text_20_body">A major drawback of statistical methods is that they require elaborate feature engineering. Since the early 2010s,<text:bookmark text:name="cite_ref-16"/><text:a xlink:type="simple" xlink:href="https://en.wikipedia.org/wiki/Natural_language_processing#cite_note-16" text:style-name="Internet_20_link" text:visited-style-name="Visited_20_Internet_20_Link">[16]</text:a> the field has thus largely abandoned statistical methods and shifted to <text:a xlink:type="simple" xlink:href="https://en.wikipedia.org/wiki/Neural_network" text:style-name="Internet_20_link" text:visited-style-name="Visited_20_Internet_20_Link">neural networks</text:a> for machine learning. Popular techniques include the use of <text:a xlink:type="simple" xlink:href="https://en.wikipedia.org/wiki/Word_embedding" text:style-name="Internet_20_link" text:visited-style-name="Visited_20_Internet_20_Link">word embeddings</text:a> to capture semantic properties of words, and an increase in end-to-end learning of a higher-level task (e.g., question answering) instead of relying on a pipeline of separate intermediate tasks (e.g., part-of-speech tagging and dependency parsing). In some areas, this shift has entailed substantial changes in how NLP systems are designed, such that deep neural network-based approaches may be viewed as a new paradigm distinct from statistical natural language processing. For instance, the term <text:a xlink:type="simple" xlink:href="https://en.wikipedia.org/wiki/Neural_machine_translation" text:style-name="Internet_20_link" text:visited-style-name="Visited_20_Internet_20_Link"><text:span text:style-name="T2">neural machine translation</text:span></text:a> (NMT) emphasizes the fact that deep learning-based approaches to machine translation directly learn sequence-to-sequence transformations, obviating the need for intermediate steps such as word alignment and language modeling that was used in <text:a xlink:type="simple" xlink:href="https://en.wikipedia.org/wiki/Statistical_machine_translation" text:style-name="Internet_20_link" text:visited-style-name="Visited_20_Internet_20_Link">statistical machine translation</text:a> (SMT). </text:p>
      <text:h text:style-name="Heading_20_2" text:outline-level="2"><text:bookmark text:name="Common_NLP_Tasks"/>Common NLP Tasks</text:h>
      <text:p text:style-name="Text_20_body">The following is a list of some of the most commonly researched tasks in natural language processing. Some of these tasks have direct real-world applications, while others more commonly serve as subtasks that are used to aid in solving larger tasks. </text:p>
      <text:p text:style-name="Text_20_body">Though natural language processing tasks are closely intertwined, they can be subdivided into categories for convenience. A coarse division is given below. </text:p>
      <text:h text:style-name="Heading_20_3" text:outline-level="3"><text:bookmark text:name="Text_and_speech_processing"/>Text and speech processing</text:h>
      <text:p text:style-name="List_20_Heading"><text:a xlink:type="simple" xlink:href="https://en.wikipedia.org/wiki/Optical_character_recognition" text:style-name="Internet_20_link" text:visited-style-name="Visited_20_Internet_20_Link">Optical character recognition</text:a> (OCR) </text:p>
      <text:p text:style-name="P1">Given an image representing printed text, determine the corresponding text.</text:p>
      <text:p text:style-name="List_20_Heading"><text:a xlink:type="simple" xlink:href="https://en.wikipedia.org/wiki/Speech_recognition" text:style-name="Internet_20_link" text:visited-style-name="Visited_20_Internet_20_Link">Speech recognition</text:a> </text:p>
      <text:p text:style-name="List_20_Contents">Given a sound clip of a person or people speaking, determine the textual representation of the speech. This is the opposite of <text:a xlink:type="simple" xlink:href="https://en.wikipedia.org/wiki/Text_to_speech" text:style-name="Internet_20_link" text:visited-style-name="Visited_20_Internet_20_Link">text to speech</text:a> and is one of the extremely difficult problems colloquially termed "<text:a xlink:type="simple" xlink:href="https://en.wikipedia.org/wiki/AI-complete" text:style-name="Internet_20_link" text:visited-style-name="Visited_20_Internet_20_Link">AI-complete</text:a>" (see above). In <text:a xlink:type="simple" xlink:href="https://en.wikipedia.org/wiki/Natural_speech" text:style-name="Internet_20_link" text:visited-style-name="Visited_20_Internet_20_Link">natural speech</text:a> there are hardly any pauses between successive words, and thus <text:a xlink:type="simple" xlink:href="https://en.wikipedia.org/wiki/Speech_segmentation" text:style-name="Internet_20_link" text:visited-style-name="Visited_20_Internet_20_Link">speech segmentation</text:a> is a necessary subtask of speech recognition (see below). In most spoken languages, the sounds representing successive letters blend into each other in a process termed <text:a xlink:type="simple" xlink:href="https://en.wikipedia.org/wiki/Coarticulation" text:style-name="Internet_20_link" text:visited-style-name="Visited_20_Internet_20_Link">coarticulation</text:a>, so the conversion of the <text:a xlink:type="simple" xlink:href="https://en.wikipedia.org/wiki/Analog_signal" text:style-name="Internet_20_link" text:visited-style-name="Visited_20_Internet_20_Link">analog signal</text:a> to discrete characters can be a very difficult process. Also, given that words in the same language are spoken by people with different accents, the speech recognition software must be able to recognize the wide variety of input as being identical to each other in terms of its textual equivalent. </text:p>
      <text:p text:style-name="List_20_Heading"><text:a xlink:type="simple" xlink:href="https://en.wikipedia.org/wiki/Speech_segmentation" text:style-name="Internet_20_link" text:visited-style-name="Visited_20_Internet_20_Link">Speech segmentation</text:a> </text:p>
      <text:p text:style-name="P1">Given a sound clip of a person or people speaking, separate it into words. A subtask of <text:a xlink:type="simple" xlink:href="https://en.wikipedia.org/wiki/Speech_recognition" text:style-name="Internet_20_link" text:visited-style-name="Visited_20_Internet_20_Link">speech recognition</text:a> and typically grouped with it.</text:p>
      <text:p text:style-name="List_20_Heading"><text:a xlink:type="simple" xlink:href="https://en.wikipedia.org/wiki/Text-to-speech" text:style-name="Internet_20_link" text:visited-style-name="Visited_20_Internet_20_Link">Text-to-speech</text:a> </text:p>
      <text:p text:style-name="P1"><text:soft-page-break/>Given a text, transform those units and produce a spoken representation. Text-to-speech can be used to aid the visually impaired.<text:bookmark text:name="cite_ref-17"/><text:a xlink:type="simple" xlink:href="https://en.wikipedia.org/wiki/Natural_language_processing#cite_note-17" text:style-name="Internet_20_link" text:visited-style-name="Visited_20_Internet_20_Link">[17]</text:a></text:p>
      <text:p text:style-name="List_20_Heading"><text:a xlink:type="simple" xlink:href="https://en.wikipedia.org/wiki/Word_segmentation" text:style-name="Internet_20_link" text:visited-style-name="Visited_20_Internet_20_Link">Word segmentation</text:a> (<text:a xlink:type="simple" xlink:href="https://en.wikipedia.org/wiki/Tokenization_(lexical_analysis)" text:style-name="Internet_20_link" text:visited-style-name="Visited_20_Internet_20_Link">Tokenization</text:a>) </text:p>
      <text:p text:style-name="P1">Separate a chunk of continuous text into separate words. For a language like <text:a xlink:type="simple" xlink:href="https://en.wikipedia.org/wiki/English_language" text:style-name="Internet_20_link" text:visited-style-name="Visited_20_Internet_20_Link">English</text:a>, this is fairly trivial, since words are usually separated by spaces. However, some written languages like <text:a xlink:type="simple" xlink:href="https://en.wikipedia.org/wiki/Chinese_language" text:style-name="Internet_20_link" text:visited-style-name="Visited_20_Internet_20_Link">Chinese</text:a>, <text:a xlink:type="simple" xlink:href="https://en.wikipedia.org/wiki/Japanese_language" text:style-name="Internet_20_link" text:visited-style-name="Visited_20_Internet_20_Link">Japanese</text:a> and <text:a xlink:type="simple" xlink:href="https://en.wikipedia.org/wiki/Thai_language" text:style-name="Internet_20_link" text:visited-style-name="Visited_20_Internet_20_Link">Thai</text:a> do not mark word boundaries in such a fashion, and in those languages text segmentation is a significant task requiring knowledge of the <text:a xlink:type="simple" xlink:href="https://en.wikipedia.org/wiki/Vocabulary" text:style-name="Internet_20_link" text:visited-style-name="Visited_20_Internet_20_Link">vocabulary</text:a> and <text:a xlink:type="simple" xlink:href="https://en.wikipedia.org/wiki/Morphology_(linguistics)" text:style-name="Internet_20_link" text:visited-style-name="Visited_20_Internet_20_Link">morphology</text:a> of words in the language. Sometimes this process is also used in cases like <text:a xlink:type="simple" xlink:href="https://en.wikipedia.org/wiki/Bag_of_words" text:style-name="Internet_20_link" text:visited-style-name="Visited_20_Internet_20_Link">bag of words</text:a> (BOW) creation in data mining.</text:p>
      <text:h text:style-name="Heading_20_3" text:outline-level="3"><text:bookmark text:name="Morphological_analysis"/>Morphological analysis</text:h>
      <text:p text:style-name="List_20_Heading"><text:a xlink:type="simple" xlink:href="https://en.wikipedia.org/wiki/Lemmatisation" text:style-name="Internet_20_link" text:visited-style-name="Visited_20_Internet_20_Link">Lemmatization</text:a> </text:p>
      <text:p text:style-name="List_20_Contents">The task of removing inflectional endings only and to return the base dictionary form of a word which is also known as a lemma. </text:p>
      <text:p text:style-name="List_20_Heading"><text:a xlink:type="simple" xlink:href="https://en.wikipedia.org/wiki/Morphology_(linguistics)" text:style-name="Internet_20_link" text:visited-style-name="Visited_20_Internet_20_Link">Morphological segmentation</text:a> </text:p>
      <text:p text:style-name="List_20_Contents">Separate words into individual <text:a xlink:type="simple" xlink:href="https://en.wikipedia.org/wiki/Morpheme" text:style-name="Internet_20_link" text:visited-style-name="Visited_20_Internet_20_Link">morphemes</text:a> and identify the class of the morphemes. The difficulty of this task depends greatly on the complexity of the <text:a xlink:type="simple" xlink:href="https://en.wikipedia.org/wiki/Morphology_(linguistics)" text:style-name="Internet_20_link" text:visited-style-name="Visited_20_Internet_20_Link">morphology</text:a> (<text:span text:style-name="T2">i.e.</text:span>, the structure of words) of the language being considered. <text:a xlink:type="simple" xlink:href="https://en.wikipedia.org/wiki/English_language" text:style-name="Internet_20_link" text:visited-style-name="Visited_20_Internet_20_Link">English</text:a> has fairly simple morphology, especially <text:a xlink:type="simple" xlink:href="https://en.wikipedia.org/wiki/Inflectional_morphology" text:style-name="Internet_20_link" text:visited-style-name="Visited_20_Internet_20_Link">inflectional morphology</text:a>, and thus it is often possible to ignore this task entirely and simply model all possible forms of a word (<text:span text:style-name="T2">e.g.</text:span>, "open, opens, opened, opening") as separate words. In languages such as <text:a xlink:type="simple" xlink:href="https://en.wikipedia.org/wiki/Turkish_language" text:style-name="Internet_20_link" text:visited-style-name="Visited_20_Internet_20_Link">Turkish</text:a> or <text:a xlink:type="simple" xlink:href="https://en.wikipedia.org/wiki/Meitei_language" text:style-name="Internet_20_link" text:visited-style-name="Visited_20_Internet_20_Link">Meitei</text:a>,<text:bookmark text:name="cite_ref-18"/><text:a xlink:type="simple" xlink:href="https://en.wikipedia.org/wiki/Natural_language_processing#cite_note-18" text:style-name="Internet_20_link" text:visited-style-name="Visited_20_Internet_20_Link">[18]</text:a> a highly <text:a xlink:type="simple" xlink:href="https://en.wikipedia.org/wiki/Agglutination" text:style-name="Internet_20_link" text:visited-style-name="Visited_20_Internet_20_Link">agglutinated</text:a> Indian language, however, such an approach is not possible, as each dictionary entry has thousands of possible word forms. </text:p>
      <text:p text:style-name="List_20_Heading"><text:a xlink:type="simple" xlink:href="https://en.wikipedia.org/wiki/Part-of-speech_tagging" text:style-name="Internet_20_link" text:visited-style-name="Visited_20_Internet_20_Link">Part-of-speech tagging</text:a> </text:p>
      <text:p text:style-name="P1">Given a sentence, determine the <text:a xlink:type="simple" xlink:href="https://en.wikipedia.org/wiki/Part_of_speech" text:style-name="Internet_20_link" text:visited-style-name="Visited_20_Internet_20_Link">part of speech</text:a> (POS) for each word. Many words, especially common ones, can serve as multiple <text:a xlink:type="simple" xlink:href="https://en.wikipedia.org/wiki/Parts_of_speech" text:style-name="Internet_20_link" text:visited-style-name="Visited_20_Internet_20_Link">parts of speech</text:a>. For example, "book" can be a <text:a xlink:type="simple" xlink:href="https://en.wikipedia.org/wiki/Noun" text:style-name="Internet_20_link" text:visited-style-name="Visited_20_Internet_20_Link">noun</text:a> ("the book on the table") or <text:a xlink:type="simple" xlink:href="https://en.wikipedia.org/wiki/Verb" text:style-name="Internet_20_link" text:visited-style-name="Visited_20_Internet_20_Link">verb</text:a> ("to book a flight"); "set" can be a <text:a xlink:type="simple" xlink:href="https://en.wikipedia.org/wiki/Noun" text:style-name="Internet_20_link" text:visited-style-name="Visited_20_Internet_20_Link">noun</text:a>, <text:a xlink:type="simple" xlink:href="https://en.wikipedia.org/wiki/Verb" text:style-name="Internet_20_link" text:visited-style-name="Visited_20_Internet_20_Link">verb</text:a> or <text:a xlink:type="simple" xlink:href="https://en.wikipedia.org/wiki/Adjective" text:style-name="Internet_20_link" text:visited-style-name="Visited_20_Internet_20_Link">adjective</text:a>; and "out" can be any of at least five different parts of speech. Some languages have more such ambiguity than others.[<text:a xlink:type="simple" xlink:href="https://en.wikipedia.org/wiki/Wikipedia:Accuracy_dispute#Disputed_statement" text:style-name="Internet_20_link" text:visited-style-name="Visited_20_Internet_20_Link"><text:span text:style-name="T2">dubious</text:span></text:a><text:span text:style-name="T2"> – </text:span><text:a xlink:type="simple" xlink:href="https://en.wikipedia.org/wiki/Talk:Natural_language_processing#Dubious" text:style-name="Internet_20_link" text:visited-style-name="Visited_20_Internet_20_Link"><text:span text:style-name="T2">discuss</text:span></text:a>] Languages with little <text:a xlink:type="simple" xlink:href="https://en.wikipedia.org/wiki/Inflectional_morphology" text:style-name="Internet_20_link" text:visited-style-name="Visited_20_Internet_20_Link">inflectional morphology</text:a>, such as <text:a xlink:type="simple" xlink:href="https://en.wikipedia.org/wiki/English_language" text:style-name="Internet_20_link" text:visited-style-name="Visited_20_Internet_20_Link">English</text:a>, are particularly prone to such ambiguity. <text:a xlink:type="simple" xlink:href="https://en.wikipedia.org/wiki/Chinese_language" text:style-name="Internet_20_link" text:visited-style-name="Visited_20_Internet_20_Link">Chinese</text:a> is prone to such ambiguity because it is a <text:a xlink:type="simple" xlink:href="https://en.wikipedia.org/wiki/Tonal_language" text:style-name="Internet_20_link" text:visited-style-name="Visited_20_Internet_20_Link">tonal language</text:a> during verbalization. Such inflection is not readily conveyed via the entities employed within the orthography to convey the intended meaning.</text:p>
      <text:p text:style-name="List_20_Heading"><text:a xlink:type="simple" xlink:href="https://en.wikipedia.org/wiki/Stemming" text:style-name="Internet_20_link" text:visited-style-name="Visited_20_Internet_20_Link">Stemming</text:a> </text:p>
      <text:p text:style-name="P1">The process of reducing inflected (or sometimes derived) words to their root form. (<text:span text:style-name="T2">e.g.</text:span>, "close" will be the root for "closed", "closing", "close", "closer" etc.).</text:p>
      <text:h text:style-name="Heading_20_3" text:outline-level="3"><text:bookmark text:name="Syntactic_analysis"/>Syntactic analysis</text:h>
      <text:p text:style-name="List_20_Heading"><text:a xlink:type="simple" xlink:href="https://en.wikipedia.org/wiki/Grammar_induction" text:style-name="Internet_20_link" text:visited-style-name="Visited_20_Internet_20_Link">Grammar induction</text:a><text:bookmark text:name="cite_ref-19"/><text:a xlink:type="simple" xlink:href="https://en.wikipedia.org/wiki/Natural_language_processing#cite_note-19" text:style-name="Internet_20_link" text:visited-style-name="Visited_20_Internet_20_Link">[19]</text:a> </text:p>
      <text:p text:style-name="List_20_Contents">Generate a <text:a xlink:type="simple" xlink:href="https://en.wikipedia.org/wiki/Formal_grammar" text:style-name="Internet_20_link" text:visited-style-name="Visited_20_Internet_20_Link">formal grammar</text:a> that describes a language's syntax. </text:p>
      <text:p text:style-name="List_20_Heading"><text:a xlink:type="simple" xlink:href="https://en.wikipedia.org/wiki/Sentence_breaking" text:style-name="Internet_20_link" text:visited-style-name="Visited_20_Internet_20_Link">Sentence breaking</text:a> (also known as "<text:a xlink:type="simple" xlink:href="https://en.wikipedia.org/wiki/Sentence_boundary_disambiguation" text:style-name="Internet_20_link" text:visited-style-name="Visited_20_Internet_20_Link">sentence boundary disambiguation</text:a>") </text:p>
      <text:p text:style-name="List_20_Contents">Given a chunk of text, find the sentence boundaries. Sentence boundaries are often marked by <text:a xlink:type="simple" xlink:href="https://en.wikipedia.org/wiki/Full_stop" text:style-name="Internet_20_link" text:visited-style-name="Visited_20_Internet_20_Link">periods</text:a> or other <text:a xlink:type="simple" xlink:href="https://en.wikipedia.org/wiki/Punctuation_mark" text:style-name="Internet_20_link" text:visited-style-name="Visited_20_Internet_20_Link">punctuation marks</text:a>, but these same characters can serve other purposes (<text:span text:style-name="T2">e.g.</text:span>, marking <text:a xlink:type="simple" xlink:href="https://en.wikipedia.org/wiki/Abbreviation" text:style-name="Internet_20_link" text:visited-style-name="Visited_20_Internet_20_Link">abbreviations</text:a>). </text:p>
      <text:p text:style-name="List_20_Heading"><text:a xlink:type="simple" xlink:href="https://en.wikipedia.org/wiki/Parsing" text:style-name="Internet_20_link" text:visited-style-name="Visited_20_Internet_20_Link">Parsing</text:a> </text:p>
      <text:p text:style-name="P1">Determine the <text:a xlink:type="simple" xlink:href="https://en.wikipedia.org/wiki/Parse_tree" text:style-name="Internet_20_link" text:visited-style-name="Visited_20_Internet_20_Link">parse tree</text:a> (grammatical analysis) of a given sentence. The <text:a xlink:type="simple" xlink:href="https://en.wikipedia.org/wiki/Grammar" text:style-name="Internet_20_link" text:visited-style-name="Visited_20_Internet_20_Link">grammar</text:a> for <text:a xlink:type="simple" xlink:href="https://en.wikipedia.org/wiki/Natural_language" text:style-name="Internet_20_link" text:visited-style-name="Visited_20_Internet_20_Link">natural languages</text:a> is <text:a xlink:type="simple" xlink:href="https://en.wikipedia.org/wiki/Ambiguous" text:style-name="Internet_20_link" text:visited-style-name="Visited_20_Internet_20_Link">ambiguous</text:a> and typical sentences have multiple possible analyses: perhaps surprisingly, for a typical sentence there may be thousands of potential parses (most of which will seem completely nonsensical to a human). There are two primary types of parsing: <text:soft-page-break/><text:span text:style-name="T2">dependency parsing</text:span> and <text:span text:style-name="T2">constituency parsing</text:span>. Dependency parsing focuses on the relationships between words in a sentence (marking things like primary objects and predicates), whereas constituency parsing focuses on building out the parse tree using a <text:a xlink:type="simple" xlink:href="https://en.wikipedia.org/wiki/Probabilistic_context-free_grammar" text:style-name="Internet_20_link" text:visited-style-name="Visited_20_Internet_20_Link">probabilistic context-free grammar</text:a> (PCFG) (see also <text:a xlink:type="simple" xlink:href="https://en.wikipedia.org/wiki/Stochastic_grammar" text:style-name="Internet_20_link" text:visited-style-name="Visited_20_Internet_20_Link"><text:span text:style-name="T2">stochastic grammar</text:span></text:a>).</text:p>
      <text:h text:style-name="Heading_20_3" text:outline-level="3"><text:bookmark text:name="Lexical_semantics_.28of_individual_words_in_context.29"/><text:bookmark text:name="Lexical_semantics_(of_individual_words_in_context)"/>Lexical semantics (of individual words in context)</text:h>
      <text:p text:style-name="List_20_Heading"><text:a xlink:type="simple" xlink:href="https://en.wikipedia.org/wiki/Lexical_semantics" text:style-name="Internet_20_link" text:visited-style-name="Visited_20_Internet_20_Link">Lexical semantics</text:a> </text:p>
      <text:p text:style-name="List_20_Contents">What is the computational meaning of individual words in context? </text:p>
      <text:p text:style-name="List_20_Heading"><text:a xlink:type="simple" xlink:href="https://en.wikipedia.org/wiki/Distributional_semantics" text:style-name="Internet_20_link" text:visited-style-name="Visited_20_Internet_20_Link">Distributional semantics</text:a> </text:p>
      <text:p text:style-name="List_20_Contents">How can we learn semantic representations from data? </text:p>
      <text:p text:style-name="List_20_Heading"><text:a xlink:type="simple" xlink:href="https://en.wikipedia.org/wiki/Named_entity_recognition" text:style-name="Internet_20_link" text:visited-style-name="Visited_20_Internet_20_Link">Named entity recognition</text:a> (NER) </text:p>
      <text:p text:style-name="P1">Given a stream of text, determine which items in the text map to proper names, such as people or places, and what the type of each such name is (e.g. person, location, organization). Although <text:a xlink:type="simple" xlink:href="https://en.wikipedia.org/wiki/Capitalization" text:style-name="Internet_20_link" text:visited-style-name="Visited_20_Internet_20_Link">capitalization</text:a> can aid in recognizing named entities in languages such as English, this information cannot aid in determining the type of named entity, and in any case, is often inaccurate or insufficient. For example, the first letter of a sentence is also capitalized, and named entities often span several words, only some of which are capitalized. Furthermore, many other languages in non-Western scripts (e.g. <text:a xlink:type="simple" xlink:href="https://en.wikipedia.org/wiki/Chinese_language" text:style-name="Internet_20_link" text:visited-style-name="Visited_20_Internet_20_Link">Chinese</text:a> or <text:a xlink:type="simple" xlink:href="https://en.wikipedia.org/wiki/Arabic_language" text:style-name="Internet_20_link" text:visited-style-name="Visited_20_Internet_20_Link">Arabic</text:a>) do not have any capitalization at all, and even languages with capitalization may not consistently use it to distinguish names. For example, <text:a xlink:type="simple" xlink:href="https://en.wikipedia.org/wiki/German_language" text:style-name="Internet_20_link" text:visited-style-name="Visited_20_Internet_20_Link">German</text:a> capitalizes all <text:a xlink:type="simple" xlink:href="https://en.wikipedia.org/wiki/Noun" text:style-name="Internet_20_link" text:visited-style-name="Visited_20_Internet_20_Link">nouns</text:a>, regardless of whether they are names, and <text:a xlink:type="simple" xlink:href="https://en.wikipedia.org/wiki/French_language" text:style-name="Internet_20_link" text:visited-style-name="Visited_20_Internet_20_Link">French</text:a> and <text:a xlink:type="simple" xlink:href="https://en.wikipedia.org/wiki/Spanish_language" text:style-name="Internet_20_link" text:visited-style-name="Visited_20_Internet_20_Link">Spanish</text:a> do not capitalize names that serve as <text:a xlink:type="simple" xlink:href="https://en.wikipedia.org/wiki/Adjective" text:style-name="Internet_20_link" text:visited-style-name="Visited_20_Internet_20_Link">adjectives</text:a>.</text:p>
      <text:p text:style-name="List_20_Heading"><text:a xlink:type="simple" xlink:href="https://en.wikipedia.org/wiki/Sentiment_analysis" text:style-name="Internet_20_link" text:visited-style-name="Visited_20_Internet_20_Link">Sentiment analysis</text:a> (see also <text:a xlink:type="simple" xlink:href="https://en.wikipedia.org/wiki/Multimodal_sentiment_analysis" text:style-name="Internet_20_link" text:visited-style-name="Visited_20_Internet_20_Link">multimodal sentiment analysis</text:a>) </text:p>
      <text:p text:style-name="P1">Extract subjective information usually from a set of documents, often using online reviews to determine "polarity" about specific objects. It is especially useful for identifying trends of public opinion in social media, for marketing.</text:p>
      <text:p text:style-name="P10"><text:a xlink:type="simple" xlink:href="https://en.wikipedia.org/wiki/Terminology_extraction" text:style-name="Internet_20_link" text:visited-style-name="Visited_20_Internet_20_Link">Terminology extraction</text:a></text:p>
      <text:p text:style-name="List_20_Contents">The goal of terminology extraction is to automatically extract relevant terms from a given corpus. </text:p>
      <text:p text:style-name="List_20_Heading"><text:a xlink:type="simple" xlink:href="https://en.wikipedia.org/wiki/Word_sense_disambiguation" text:style-name="Internet_20_link" text:visited-style-name="Visited_20_Internet_20_Link">Word sense disambiguation</text:a> </text:p>
      <text:p text:style-name="P1">Many words have more than one <text:a xlink:type="simple" xlink:href="https://en.wikipedia.org/wiki/Meaning_(linguistics)" text:style-name="Internet_20_link" text:visited-style-name="Visited_20_Internet_20_Link">meaning</text:a>; we have to select the meaning which makes the most sense in context. For this problem, we are typically given a list of words and associated word senses, e.g. from a dictionary or an online resource such as <text:a xlink:type="simple" xlink:href="https://en.wikipedia.org/wiki/WordNet" text:style-name="Internet_20_link" text:visited-style-name="Visited_20_Internet_20_Link">WordNet</text:a>.</text:p>
      <text:h text:style-name="Heading_20_3" text:outline-level="3"><text:bookmark text:name="Relational_semantics_.28semantics_of_individual_sentences.29"/><text:bookmark text:name="Relational_semantics_(semantics_of_individual_sentences)"/>Relational semantics (semantics of individual sentences)</text:h>
      <text:p text:style-name="List_20_Heading"><text:a xlink:type="simple" xlink:href="https://en.wikipedia.org/wiki/Relationship_extraction" text:style-name="Internet_20_link" text:visited-style-name="Visited_20_Internet_20_Link">Relationship extraction</text:a> </text:p>
      <text:p text:style-name="List_20_Contents">Given a chunk of text, identify the relationships among named entities (e.g. who is married to whom). </text:p>
      <text:p text:style-name="List_20_Heading"><text:a xlink:type="simple" xlink:href="https://en.wikipedia.org/wiki/Semantic_parsing" text:style-name="Internet_20_link" text:visited-style-name="Visited_20_Internet_20_Link">Semantic Parsing</text:a> </text:p>
      <text:p text:style-name="List_20_Contents">Given a piece of text (typically a sentence), produce a formal representation of its semantics, either as a graph (e.g., in <text:a xlink:type="simple" xlink:href="https://en.wikipedia.org/wiki/Abstract_Meaning_Representation" text:style-name="Internet_20_link" text:visited-style-name="Visited_20_Internet_20_Link">AMR parsing</text:a>) or in accordance with a logical formalism (e.g., in <text:a xlink:type="simple" xlink:href="https://en.wikipedia.org/wiki/Discourse_representation_theory" text:style-name="Internet_20_link" text:visited-style-name="Visited_20_Internet_20_Link">DRT parsing</text:a>). This challenge typically includes aspects of several more elementary NLP tasks from semantics (e.g., semantic role labelling, word sense disambiguation) and can be extended to include full-fledged discourse analysis (e.g., discourse analysis, coreference; see Natural Language Understanding below). </text:p>
      <text:p text:style-name="List_20_Heading"><text:a xlink:type="simple" xlink:href="https://en.wikipedia.org/wiki/Semantic_role_labeling" text:style-name="Internet_20_link" text:visited-style-name="Visited_20_Internet_20_Link">Semantic Role Labelling</text:a> (see also implicit semantic role labelling below) </text:p>
      <text:p text:style-name="P1">Given a single sentence, identify and disambiguate semantic predicates (e.g., verbal <text:a xlink:type="simple" xlink:href="https://en.wikipedia.org/wiki/Frame_semantics_(linguistics)" text:style-name="Internet_20_link" text:visited-style-name="Visited_20_Internet_20_Link">frames</text:a>), then identify and classify the frame elements (<text:a xlink:type="simple" xlink:href="https://en.wikipedia.org/wiki/Semantic_roles" text:style-name="Internet_20_link" text:visited-style-name="Visited_20_Internet_20_Link">semantic roles</text:a>).</text:p>
      <text:h text:style-name="Heading_20_3" text:outline-level="3"><text:bookmark text:name="Discourse_.28semantics_beyond_individual_sentences.29"/><text:bookmark text:name="Discourse_(semantics_beyond_individual_sentences)"/><text:soft-page-break/>Discourse (semantics beyond individual sentences)</text:h>
      <text:p text:style-name="List_20_Heading"><text:a xlink:type="simple" xlink:href="https://en.wikipedia.org/wiki/Coreference" text:style-name="Internet_20_link" text:visited-style-name="Visited_20_Internet_20_Link">Coreference resolution</text:a> </text:p>
      <text:p text:style-name="List_20_Contents">Given a sentence or larger chunk of text, determine which words ("mentions") refer to the same objects ("entities"). <text:a xlink:type="simple" xlink:href="https://en.wikipedia.org/wiki/Anaphora_resolution" text:style-name="Internet_20_link" text:visited-style-name="Visited_20_Internet_20_Link">Anaphora resolution</text:a> is a specific example of this task, and is specifically concerned with matching up <text:a xlink:type="simple" xlink:href="https://en.wikipedia.org/wiki/Pronoun" text:style-name="Internet_20_link" text:visited-style-name="Visited_20_Internet_20_Link">pronouns</text:a> with the nouns or names to which they refer. The more general task of coreference resolution also includes identifying so-called "bridging relationships" involving <text:a xlink:type="simple" xlink:href="https://en.wikipedia.org/wiki/Referring_expression" text:style-name="Internet_20_link" text:visited-style-name="Visited_20_Internet_20_Link">referring expressions</text:a>. For example, in a sentence such as "He entered John's house through the front door", "the front door" is a referring expression and the bridging relationship to be identified is the fact that the door being referred to is the front door of John's house (rather than of some other structure that might also be referred to). </text:p>
      <text:p text:style-name="List_20_Heading"><text:a xlink:type="simple" xlink:href="https://en.wikipedia.org/wiki/Discourse_analysis" text:style-name="Internet_20_link" text:visited-style-name="Visited_20_Internet_20_Link">Discourse analysis</text:a> </text:p>
      <text:p text:style-name="P1">This rubric includes several related tasks. One task is discourse parsing, i.e., identifying the <text:a xlink:type="simple" xlink:href="https://en.wikipedia.org/wiki/Discourse" text:style-name="Internet_20_link" text:visited-style-name="Visited_20_Internet_20_Link">discourse</text:a> structure of a connected text, i.e. the nature of the discourse relationships between sentences (e.g. elaboration, explanation, contrast). Another possible task is recognizing and classifying the <text:a xlink:type="simple" xlink:href="https://en.wikipedia.org/wiki/Speech_act" text:style-name="Internet_20_link" text:visited-style-name="Visited_20_Internet_20_Link">speech acts</text:a> in a chunk of text (e.g. yes-no question, content question, statement, assertion, etc.).</text:p>
      <text:p text:style-name="List_20_Heading">Implicit Semantic Role Labelling </text:p>
      <text:p text:style-name="P1">Given a single sentence, identify and disambiguate semantic predicates (e.g., verbal <text:a xlink:type="simple" xlink:href="https://en.wikipedia.org/wiki/Frame_semantics_(linguistics)" text:style-name="Internet_20_link" text:visited-style-name="Visited_20_Internet_20_Link">frames</text:a>) and their explicit semantic roles in the current sentence (see Semantic Role Labelling above). Then, identify semantic roles that are not explicitly realized in the current sentence, classify them into arguments that are explicitly realized elsewhere in the text and those that are not specified, and resolve the former against the local text. A closely related task is zero anaphora resolution, i.e., the extension of coreference resolution to <text:a xlink:type="simple" xlink:href="https://en.wikipedia.org/wiki/Pro-drop_language" text:style-name="Internet_20_link" text:visited-style-name="Visited_20_Internet_20_Link">pro-drop languages</text:a>.</text:p>
      <text:p text:style-name="List_20_Heading"><text:a xlink:type="simple" xlink:href="https://en.wikipedia.org/wiki/Textual_entailment" text:style-name="Internet_20_link" text:visited-style-name="Visited_20_Internet_20_Link">Recognizing Textual entailment</text:a> </text:p>
      <text:p text:style-name="P1">Given two text fragments, determine if one being true entails the other, entails the other's negation, or allows the other to be either true or false.<text:bookmark text:name="cite_ref-rte:11_20-0"/><text:a xlink:type="simple" xlink:href="https://en.wikipedia.org/wiki/Natural_language_processing#cite_note-rte:11-20" text:style-name="Internet_20_link" text:visited-style-name="Visited_20_Internet_20_Link">[20]</text:a></text:p>
      <text:p text:style-name="List_20_Heading"><text:a xlink:type="simple" xlink:href="https://en.wikipedia.org/wiki/Topic_segmentation" text:style-name="Internet_20_link" text:visited-style-name="Visited_20_Internet_20_Link">Topic segmentation</text:a> and recognition </text:p>
      <text:p text:style-name="P1">Given a chunk of text, separate it into segments each of which is devoted to a topic, and identify the topic of the segment.</text:p>
      <text:h text:style-name="Heading_20_3" text:outline-level="3"><text:bookmark text:name="Higher-level_NLP_applications"/>Higher-level NLP applications</text:h>
      <text:p text:style-name="List_20_Heading"><text:a xlink:type="simple" xlink:href="https://en.wikipedia.org/wiki/Automatic_summarization" text:style-name="Internet_20_link" text:visited-style-name="Visited_20_Internet_20_Link">Automatic summarization</text:a> (text summarization) </text:p>
      <text:p text:style-name="List_20_Contents">Produce a readable summary of a chunk of text. Often used to provide summaries of the text of a known type, such as research papers, articles in the financial section of a newspaper. </text:p>
      <text:p text:style-name="List_20_Heading">Book generation </text:p>
      <text:p text:style-name="List_20_Contents">Not an NLP task proper but an extension of Natural Language Generation and other NLP tasks is the creation of full-fledged books. The first machine-generated book was created by a rule-based system in 1984 (Racter, <text:span text:style-name="T2">The policemen's beard is half-constructed</text:span>).<text:bookmark text:name="cite_ref-21"/><text:a xlink:type="simple" xlink:href="https://en.wikipedia.org/wiki/Natural_language_processing#cite_note-21" text:style-name="Internet_20_link" text:visited-style-name="Visited_20_Internet_20_Link">[21]</text:a> The first published work by a neural network was published in 2018, <text:a xlink:type="simple" xlink:href="https://en.wikipedia.org/wiki/1_the_Road" text:style-name="Internet_20_link" text:visited-style-name="Visited_20_Internet_20_Link"><text:span text:style-name="T2">1 the Road</text:span></text:a>, marketed as a novel, contains sixty million words. Both these systems are basically elaborate but non-sensical (semantics-free) <text:a xlink:type="simple" xlink:href="https://en.wikipedia.org/wiki/Language_model" text:style-name="Internet_20_link" text:visited-style-name="Visited_20_Internet_20_Link">language models</text:a>. The first machine-generated science book was published in 2019 (Beta Writer, <text:span text:style-name="T2">Lithium-Ion Batteries</text:span>, Springer, Cham).<text:bookmark text:name="cite_ref-22"/><text:a xlink:type="simple" xlink:href="https://en.wikipedia.org/wiki/Natural_language_processing#cite_note-22" text:style-name="Internet_20_link" text:visited-style-name="Visited_20_Internet_20_Link">[22]</text:a> Unlike <text:span text:style-name="T2">Racter</text:span> and <text:span text:style-name="T2">1 the Road</text:span>, this is grounded on factual knowledge and based on text summarization. </text:p>
      <text:p text:style-name="List_20_Heading"><text:a xlink:type="simple" xlink:href="https://en.wikipedia.org/wiki/Dialogue_system" text:style-name="Internet_20_link" text:visited-style-name="Visited_20_Internet_20_Link">Dialogue management</text:a> </text:p>
      <text:p text:style-name="List_20_Contents">Computer systems intended to converse with a human. </text:p>
      <text:p text:style-name="List_20_Heading"><text:a xlink:type="simple" xlink:href="https://en.wikipedia.org/wiki/Machine_translation" text:style-name="Internet_20_link" text:visited-style-name="Visited_20_Internet_20_Link">Machine translation</text:a> </text:p>
      <text:p text:style-name="List_20_Contents"><text:soft-page-break/>Automatically translate text from one human language to another. This is one of the most difficult problems, and is a member of a class of problems colloquially termed "<text:a xlink:type="simple" xlink:href="https://en.wikipedia.org/wiki/AI-complete" text:style-name="Internet_20_link" text:visited-style-name="Visited_20_Internet_20_Link">AI-complete</text:a>", i.e. requiring all of the different types of knowledge that humans possess (grammar, semantics, facts about the real world, etc.) to solve properly. </text:p>
      <text:p text:style-name="List_20_Heading"><text:a xlink:type="simple" xlink:href="https://en.wikipedia.org/wiki/Natural_language_generation" text:style-name="Internet_20_link" text:visited-style-name="Visited_20_Internet_20_Link">Natural language generation</text:a> (NLG): </text:p>
      <text:p text:style-name="List_20_Contents">Convert information from computer databases or semantic intents into readable human language. </text:p>
      <text:p text:style-name="List_20_Heading"><text:a xlink:type="simple" xlink:href="https://en.wikipedia.org/wiki/Natural_language_understanding" text:style-name="Internet_20_link" text:visited-style-name="Visited_20_Internet_20_Link">Natural language understanding</text:a> (NLU) </text:p>
      <text:p text:style-name="List_20_Contents">Convert chunks of text into more formal representations such as <text:a xlink:type="simple" xlink:href="https://en.wikipedia.org/wiki/First-order_logic" text:style-name="Internet_20_link" text:visited-style-name="Visited_20_Internet_20_Link">first-order logic</text:a> structures that are easier for <text:a xlink:type="simple" xlink:href="https://en.wikipedia.org/wiki/Computer" text:style-name="Internet_20_link" text:visited-style-name="Visited_20_Internet_20_Link">computer</text:a> programs to manipulate. Natural language understanding involves the identification of the intended semantic from the multiple possible semantics which can be derived from a natural language expression which usually takes the form of organized notations of natural language concepts. Introduction and creation of language metamodel and ontology are efficient however empirical solutions. An explicit formalization of natural language semantics without confusions with implicit assumptions such as <text:a xlink:type="simple" xlink:href="https://en.wikipedia.org/wiki/Closed-world_assumption" text:style-name="Internet_20_link" text:visited-style-name="Visited_20_Internet_20_Link">closed-world assumption</text:a> (CWA) vs. <text:a xlink:type="simple" xlink:href="https://en.wikipedia.org/wiki/Open-world_assumption" text:style-name="Internet_20_link" text:visited-style-name="Visited_20_Internet_20_Link">open-world assumption</text:a>, or subjective Yes/No vs. objective True/False is expected for the construction of a basis of semantics formalization.<text:bookmark text:name="cite_ref-23"/><text:a xlink:type="simple" xlink:href="https://en.wikipedia.org/wiki/Natural_language_processing#cite_note-23" text:style-name="Internet_20_link" text:visited-style-name="Visited_20_Internet_20_Link">[23]</text:a> </text:p>
      <text:p text:style-name="List_20_Heading"><text:a xlink:type="simple" xlink:href="https://en.wikipedia.org/wiki/Question_answering" text:style-name="Internet_20_link" text:visited-style-name="Visited_20_Internet_20_Link">Question answering</text:a> </text:p>
      <text:p text:style-name="P1">Given a human-language question, determine its answer. Typical questions have a specific right answer (such as "What is the capital of Canada?"), but sometimes open-ended questions are also considered (such as "What is the meaning of life?"). Recent works have looked at even more complex questions.<text:bookmark text:name="cite_ref-24"/><text:a xlink:type="simple" xlink:href="https://en.wikipedia.org/wiki/Natural_language_processing#cite_note-24" text:style-name="Internet_20_link" text:visited-style-name="Visited_20_Internet_20_Link">[24]</text:a></text:p>
      <text:h text:style-name="Heading_20_2" text:outline-level="2"><text:bookmark text:name="Cognition_and_NLP"/>Cognition and NLP</text:h>
      <text:p text:style-name="Text_20_body"><text:a xlink:type="simple" xlink:href="https://en.wikipedia.org/wiki/Cognition" text:style-name="Internet_20_link" text:visited-style-name="Visited_20_Internet_20_Link">Cognition</text:a> refers to "the mental action or process of acquiring knowledge and understanding through thought, experience, and the senses."<text:bookmark text:name="cite_ref-25"/><text:a xlink:type="simple" xlink:href="https://en.wikipedia.org/wiki/Natural_language_processing#cite_note-25" text:style-name="Internet_20_link" text:visited-style-name="Visited_20_Internet_20_Link">[25]</text:a> <text:a xlink:type="simple" xlink:href="https://en.wikipedia.org/wiki/Cognitive_science" text:style-name="Internet_20_link" text:visited-style-name="Visited_20_Internet_20_Link">Cognitive science</text:a> is the interdisciplinary, scientific study of the mind and its processes.<text:bookmark text:name="cite_ref-26"/><text:a xlink:type="simple" xlink:href="https://en.wikipedia.org/wiki/Natural_language_processing#cite_note-26" text:style-name="Internet_20_link" text:visited-style-name="Visited_20_Internet_20_Link">[26]</text:a> <text:a xlink:type="simple" xlink:href="https://en.wikipedia.org/wiki/Cognitive_linguistics" text:style-name="Internet_20_link" text:visited-style-name="Visited_20_Internet_20_Link">Cognitive linguistics</text:a> is an interdisciplinary branch of linguistics, combining knowledge and research from both psychology and linguistics.<text:bookmark text:name="cite_ref-27"/><text:a xlink:type="simple" xlink:href="https://en.wikipedia.org/wiki/Natural_language_processing#cite_note-27" text:style-name="Internet_20_link" text:visited-style-name="Visited_20_Internet_20_Link">[27]</text:a> <text:a xlink:type="simple" xlink:href="https://en.wikipedia.org/wiki/George_Lakoff" text:style-name="Internet_20_link" text:visited-style-name="Visited_20_Internet_20_Link">George Lakoff</text:a> offers a methodology to build Natural language processing (NLP) algorithms through the perspective of <text:a xlink:type="simple" xlink:href="https://en.wikipedia.org/wiki/Cognitive_science" text:style-name="Internet_20_link" text:visited-style-name="Visited_20_Internet_20_Link">Cognitive science</text:a>, along with the findings of <text:a xlink:type="simple" xlink:href="https://en.wikipedia.org/wiki/Cognitive_linguistics" text:style-name="Internet_20_link" text:visited-style-name="Visited_20_Internet_20_Link">Cognitive linguistics</text:a>:<text:bookmark text:name="cite_ref-28"/><text:a xlink:type="simple" xlink:href="https://en.wikipedia.org/wiki/Natural_language_processing#cite_note-28" text:style-name="Internet_20_link" text:visited-style-name="Visited_20_Internet_20_Link">[28]</text:a> </text:p>
      <text:p text:style-name="Text_20_body">The first defining aspect of this cognitive task of NLP is the application of the theory of <text:a xlink:type="simple" xlink:href="https://en.wikipedia.org/wiki/Conceptual_metaphor" text:style-name="Internet_20_link" text:visited-style-name="Visited_20_Internet_20_Link">Conceptual metaphor</text:a>, explained by Lakoff as “the understanding of one idea, in terms of another” which provides an idea of the intent of the author.<text:bookmark text:name="cite_ref-29"/><text:a xlink:type="simple" xlink:href="https://en.wikipedia.org/wiki/Natural_language_processing#cite_note-29" text:style-name="Internet_20_link" text:visited-style-name="Visited_20_Internet_20_Link">[29]</text:a> </text:p>
      <text:p text:style-name="Text_20_body">For example, consider some of the meanings, in English, of the word “<text:span text:style-name="T2">big”</text:span>. When used as a <text:a xlink:type="simple" xlink:href="https://en.wikipedia.org/wiki/Comparative" text:style-name="Internet_20_link" text:visited-style-name="Visited_20_Internet_20_Link">Comparative</text:a>, as in “<text:span text:style-name="T2">That is a big tree,”</text:span> a likely inference of the intent of the author is that the author is using the word “<text:span text:style-name="T2">big”</text:span> to imply a statement about the tree being ”<text:span text:style-name="T2">physically large”</text:span> in comparison to other trees or the authors experience. When used as a <text:a xlink:type="simple" xlink:href="https://en.wikipedia.org/wiki/Stative_verb" text:style-name="Internet_20_link" text:visited-style-name="Visited_20_Internet_20_Link">Stative verb</text:a>, as in ”<text:span text:style-name="T2">Tomorrow is a big day”</text:span>, a likely inference of the author’s intent it that ”<text:span text:style-name="T2">big”</text:span> is being used to imply ”<text:span text:style-name="T2">importance”</text:span>. These examples are not presented to be complete, but merely as indicators of the implication of the idea of <text:a xlink:type="simple" xlink:href="https://en.wikipedia.org/wiki/Conceptual_metaphor" text:style-name="Internet_20_link" text:visited-style-name="Visited_20_Internet_20_Link">Conceptual metaphor</text:a>. The intent behind other usages, like in ”<text:span text:style-name="T2">She is a big person”</text:span> will remain somewhat ambiguous to a person and a cognitive NLP algorithm alike without additional informa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6T20:25:59.256377713</meta:creation-date>
    <meta:generator>LibreOffice/6.0.7.3$Linux_X86_64 LibreOffice_project/00m0$Build-3</meta:generator>
    <dc:date>2020-09-06T20:26:35.794482089</dc:date>
    <meta:editing-duration>PT40S</meta:editing-duration>
    <meta:editing-cycles>1</meta:editing-cycles>
    <meta:document-statistic meta:table-count="0" meta:image-count="0" meta:object-count="0" meta:page-count="8" meta:paragraph-count="111" meta:word-count="3797" meta:character-count="25557" meta:non-whitespace-character-count="21808"/>
  </office:meta>
</office:document-meta>
</file>